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4586" draw:fill="solid" draw:fill-color="#00669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7e0021" draw:fill="solid"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314004" draw:fill="solid" draw:fill-color="#669900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Fine_20_Dashed" draw:marker-start="Arrow"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588cm" svg:height="2.667cm" svg:x="2.559cm" svg:y="15.543cm">
          <text:p text:style-name="P1"><text:span text:style-name="T1">System.library</text:span></text:p>
          <text:p text:style-name="P1"><text:span text:style-name="T1">phpmod</text:span></text:p>
          <draw:enhanced-geometry svg:viewBox="0 0 21600 21600" draw:type="rectangle" draw:enhanced-path="M 0 0 L 21600 0 21600 21600 0 21600 0 0 Z N"/>
        </draw:custom-shape>
        <draw:frame draw:style-name="gr2" draw:layer="layout" svg:width="2.191cm" svg:height="0.962cm" svg:x="3.032cm" svg:y="2.27cm">
          <draw:text-box>
            <text:p>Today</text:p>
          </draw:text-box>
        </draw:frame>
        <draw:custom-shape draw:style-name="gr3" draw:text-style-name="P2" xml:id="id2" draw:id="id2" draw:layer="layout" svg:width="5.715cm" svg:height="2.667cm" svg:x="2.582cm" svg:y="8.008cm">
          <text:p text:style-name="P2">JS SQLDrive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5.715cm" svg:height="2.667cm" svg:x="2.539cm" svg:y="4.24cm">
          <text:p text:style-name="P1"><text:span text:style-name="T1">Doors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8.254cm" svg:y1="5.573cm" svg:x2="8.297cm" svg:y2="9.341cm" draw:start-shape="id1" draw:start-glue-point="1" draw:end-shape="id2" draw:end-glue-point="1" svg:d="M8254 5573c814 0 793 3768 43 3768" svg:viewBox="0 0 609 3769">
          <text:p/>
        </draw:connector>
        <draw:custom-shape draw:style-name="gr3" draw:text-style-name="P2" xml:id="id3" draw:id="id3" draw:layer="layout" svg:width="5.715cm" svg:height="2.667cm" svg:x="2.496cm" svg:y="11.775cm">
          <text:p text:style-name="P2">Friend Core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8.297cm" svg:y1="9.341cm" svg:x2="8.211cm" svg:y2="13.108cm" draw:start-shape="id2" draw:start-glue-point="1" draw:end-shape="id3" svg:d="M8297 9341c750 0 793 3767-86 3767" svg:viewBox="0 0 655 3768">
          <text:p/>
        </draw:connector>
        <draw:connector draw:style-name="gr5" draw:text-style-name="P2" draw:layer="layout" draw:type="curve" svg:x1="8.211cm" svg:y1="13.108cm" svg:x2="8.147cm" svg:y2="16.876cm" draw:start-shape="id3" draw:start-glue-point="1" draw:end-shape="id4" svg:d="M8211 13108c750 0 782 3768-64 3768" svg:viewBox="0 0 632 3769">
          <text:p/>
        </draw:connector>
        <draw:connector draw:style-name="gr5" draw:text-style-name="P2" draw:layer="layout" draw:type="curve" svg:x1="2.559cm" svg:y1="16.876cm" svg:x2="2.496cm" svg:y2="13.108cm" draw:start-shape="id4" draw:start-glue-point="3" draw:end-shape="id3" draw:end-glue-point="3" svg:d="M2559 16876c-847 0-816-3768-63-3768" svg:viewBox="0 0 633 3769">
          <text:p/>
        </draw:connector>
        <draw:connector draw:style-name="gr5" draw:text-style-name="P2" draw:layer="layout" draw:type="curve" svg:x1="2.496cm" svg:y1="13.108cm" svg:x2="2.582cm" svg:y2="9.341cm" draw:start-shape="id3" draw:start-glue-point="3" draw:end-shape="id2" draw:end-glue-point="3" svg:d="M2496 13108c-753 0-796-3767 86-3767" svg:viewBox="0 0 657 3768">
          <text:p/>
        </draw:connector>
        <draw:connector draw:style-name="gr5" draw:text-style-name="P2" draw:layer="layout" draw:type="curve" svg:x1="2.582cm" svg:y1="9.341cm" svg:x2="2.539cm" svg:y2="5.573cm" draw:start-shape="id2" draw:start-glue-point="3" draw:end-shape="id1" draw:end-glue-point="3" svg:d="M2582 9341c-817 0-796-3768-43-3768" svg:viewBox="0 0 611 3769">
          <text:p/>
        </draw:connector>
        <draw:frame draw:style-name="gr2" draw:layer="layout" svg:width="1.768cm" svg:height="0.962cm" svg:x="11.06cm" svg:y="2.078cm">
          <draw:text-box>
            <text:p>Now</text:p>
          </draw:text-box>
        </draw:frame>
        <draw:custom-shape draw:style-name="gr6" draw:text-style-name="P1" xml:id="id9" draw:id="id9" draw:layer="layout" svg:width="5.588cm" svg:height="2.667cm" svg:x="22.558cm" svg:y="15.542cm">
          <text:p text:style-name="P1"><text:span text:style-name="T1">System.library</text:span></text:p>
          <text:p text:style-name="P1"><text:span text:style-name="T1">Type phpmo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5.715cm" svg:height="2.667cm" svg:x="11.581cm" svg:y="8.007cm">
          <text:p text:style-name="P2">JS SQLDrive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5.715cm" svg:height="2.667cm" svg:x="11.538cm" svg:y="4.239cm">
          <text:p text:style-name="P1"><text:span text:style-name="T1">Doors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7.253cm" svg:y1="5.572cm" svg:x2="17.296cm" svg:y2="9.34cm" draw:start-shape="id5" draw:start-glue-point="1" draw:end-shape="id6" draw:end-glue-point="1" svg:d="M17253 5572c814 0 793 3768 43 3768" svg:viewBox="0 0 609 3769">
          <text:p/>
        </draw:connector>
        <draw:custom-shape draw:style-name="gr3" draw:text-style-name="P2" xml:id="id7" draw:id="id7" draw:layer="layout" svg:width="5.715cm" svg:height="2.667cm" svg:x="11.495cm" svg:y="11.774cm">
          <text:p text:style-name="P2">Friend Core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17.296cm" svg:y1="9.34cm" svg:x2="17.21cm" svg:y2="13.107cm" draw:start-shape="id6" draw:start-glue-point="1" draw:end-shape="id7" svg:d="M17296 9340c750 0 793 3767-86 3767" svg:viewBox="0 0 655 3768">
          <text:p/>
        </draw:connector>
        <draw:connector draw:style-name="gr5" draw:text-style-name="P2" draw:layer="layout" draw:type="curve" svg:x1="17.21cm" svg:y1="13.107cm" svg:x2="20.546cm" svg:y2="16.875cm" draw:start-shape="id7" draw:start-glue-point="1" draw:end-shape="id8" draw:end-glue-point="1" svg:d="M17210 13107c5755 0 4087 3768 3336 3768" svg:viewBox="0 0 4151 3769">
          <text:p/>
        </draw:connector>
        <draw:connector draw:style-name="gr5" draw:text-style-name="P2" draw:layer="layout" draw:type="curve" svg:x1="14.958cm" svg:y1="16.875cm" svg:x2="11.495cm" svg:y2="13.107cm" draw:start-shape="id8" draw:start-glue-point="3" draw:end-shape="id7" draw:end-glue-point="3" svg:d="M14958 16875c-5947 0-4216-3768-3463-3768" svg:viewBox="0 0 4290 3769">
          <text:p/>
        </draw:connector>
        <draw:connector draw:style-name="gr5" draw:text-style-name="P2" draw:layer="layout" draw:type="curve" svg:x1="11.495cm" svg:y1="13.107cm" svg:x2="11.581cm" svg:y2="9.34cm" draw:start-shape="id7" draw:start-glue-point="3" draw:end-shape="id6" draw:end-glue-point="3" svg:d="M11495 13107c-753 0-796-3767 86-3767" svg:viewBox="0 0 657 3768">
          <text:p/>
        </draw:connector>
        <draw:connector draw:style-name="gr5" draw:text-style-name="P2" draw:layer="layout" draw:type="curve" svg:x1="11.581cm" svg:y1="9.34cm" svg:x2="11.538cm" svg:y2="5.572cm" draw:start-shape="id6" draw:start-glue-point="3" draw:end-shape="id5" draw:end-glue-point="3" svg:d="M11581 9340c-817 0-796-3768-43-3768" svg:viewBox="0 0 611 3769">
          <text:p/>
        </draw:connector>
        <draw:custom-shape draw:style-name="gr1" draw:text-style-name="P1" xml:id="id8" draw:id="id8" draw:layer="layout" svg:width="5.588cm" svg:height="2.667cm" svg:x="14.958cm" svg:y="15.542cm">
          <text:p text:style-name="P1"><text:span text:style-name="T1">ModuleFS</text:span></text:p>
          <text:p text:style-name="P1"><text:span text:style-name="T1">Check Type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22.558cm" svg:y1="16.875cm" svg:x2="20.546cm" svg:y2="16.875cm" draw:start-shape="id9" draw:start-glue-point="3" draw:end-shape="id8" draw:end-glue-point="1" svg:d="M22558 16875h-2012" svg:viewBox="0 0 2013 1">
          <text:p/>
        </draw:connector>
        <draw:line draw:style-name="gr8" draw:text-style-name="P2" draw:layer="layout" svg:x1="9.763cm" svg:y1="1cm" svg:x2="9.763cm" svg:y2="2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ogne Titlestad</meta:initial-creator>
    <meta:creation-date>2015-08-25T13:19:22.292427539</meta:creation-date>
    <dc:date>2015-08-25T13:40:25.541836895</dc:date>
    <dc:creator>Hogne Titlestad</dc:creator>
    <meta:editing-duration>PT5M53S</meta:editing-duration>
    <meta:editing-cycles>1</meta:editing-cycles>
    <meta:document-statistic meta:object-count="25"/>
    <meta:generator>LibreOffice/4.2.8.2$Linux_X86_64 LibreOffice_project/420m0$Build-2</meta:generator>
  </office:meta>
</office:document-meta>
</file>